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3">
      <style:paragraph-properties fo:margin-top="0cm" fo:margin-bottom="0cm"/>
    </style:style>
    <style:style style:name="P7" style:family="paragraph" style:parent-style-name="Text_20_body" style:list-style-name="L4">
      <style:paragraph-properties fo:margin-top="0cm" fo:margin-bottom="0cm"/>
    </style:style>
    <style:style style:name="P8" style:family="paragraph" style:parent-style-name="Preformatted_20_Text" style:list-style-name="L2"/>
    <style:style style:name="P9" style:family="paragraph" style:parent-style-name="Preformatted_20_Text">
      <style:paragraph-properties style:writing-mode="lr-tb"/>
    </style:style>
    <style:style style:name="P10" style:family="paragraph" style:parent-style-name="Preformatted_20_Text" style:list-style-name="L2">
      <style:paragraph-properties style:writing-mode="lr-tb"/>
    </style:style>
    <style:style style:name="P11" style:family="paragraph" style:parent-style-name="Preformatted_20_Text">
      <style:paragraph-properties fo:margin-top="0cm" fo:margin-bottom="0.499cm" style:writing-mode="lr-tb"/>
    </style:style>
    <style:style style:name="P12" style:family="paragraph" style:parent-style-name="Preformatted_20_Text" style:list-style-name="L2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Java에서의 람다식(Lambda Expression)은 Java 8에서 처음 도입된 기능으로, 간결하게 함수를 표현할 수 있는 방법입니다. Java의 람다식은 주로 <text:span text:style-name="Strong_20_Emphasis">함수형 인터페이스</text:span>를 구현할 때 사용되며, 코드의 가독성을 높이고 불필요한 반복을 줄여줍니다.</text:p>
      <text:h text:style-name="Heading_20_3" text:outline-level="3">람다식의 기본 구조</text:h>
      <text:p text:style-name="Text_20_body">Java에서 람다식의 기본 구문은 다음과 같습니다:</text:p>
      <text:p text:style-name="Preformatted_20_Text">java</text:p>
      <text:p text:style-name="Preformatted_20_Text">코드 복사</text:p>
      <text:p text:style-name="P11"><text:span text:style-name="Source_20_Text">(매개변수) -&gt; { 표현식 혹은 문장들 }</text:span></text:p>
      <text:p text:style-name="Text_20_body">구체적인 구조는 아래와 같습니다:</text:p>
      <text:list xml:id="list8506312603710234681" text:style-name="L1">
        <text:list-item>
          <text:p text:style-name="P5"><text:span text:style-name="Strong_20_Emphasis">매개변수 목록</text:span>: 함수의 입력값을 정의합니다.</text:p>
        </text:list-item>
        <text:list-item>
          <text:p text:style-name="P5"><text:span text:style-name="Strong_20_Emphasis"><text:span text:style-name="Source_20_Text">-&gt;</text:span></text:span><text:span text:style-name="Strong_20_Emphasis"> 연산자</text:span>: 매개변수와 실행할 블록을 구분하는 람다 연산자입니다.</text:p>
        </text:list-item>
        <text:list-item>
          <text:p text:style-name="P1"><text:span text:style-name="Strong_20_Emphasis">표현식 또는 코드 블록</text:span>: 함수가 수행할 작업을 정의합니다.</text:p>
        </text:list-item>
      </text:list>
      <text:p text:style-name="Text_20_body">예를 들어, 두 숫자를 더하는 람다식은 다음과 같이 작성할 수 있습니다:</text:p>
      <text:p text:style-name="Preformatted_20_Text">java</text:p>
      <text:p text:style-name="Preformatted_20_Text">코드 복사</text:p>
      <text:p text:style-name="P11"><text:span text:style-name="Source_20_Text">(int x, int y) -&gt; { return x + y; }</text:span></text:p>
      <text:p text:style-name="Text_20_body">더 간단하게, 중괄호와 <text:span text:style-name="Source_20_Text">return</text:span> 키워드를 생략할 수도 있습니다:</text:p>
      <text:p text:style-name="Preformatted_20_Text">java</text:p>
      <text:p text:style-name="Preformatted_20_Text">코드 복사</text:p>
      <text:p text:style-name="P11"><text:span text:style-name="Source_20_Text">(x, y) -&gt; x + y</text:span></text:p>
      <text:h text:style-name="Heading_20_3" text:outline-level="3">함수형 인터페이스</text:h>
      <text:p text:style-name="Text_20_body">Java에서 람다식을 사용하려면 <text:span text:style-name="Strong_20_Emphasis">함수형 인터페이스</text:span>가 필요합니다. 함수형 인터페이스는 단 하나의 추상 메서드를 가지는 인터페이스를 말합니다. 예를 들어, <text:span text:style-name="Source_20_Text">java.util.function</text:span> 패키지의 <text:span text:style-name="Source_20_Text">Function</text:span>, <text:span text:style-name="Source_20_Text">Consumer</text:span>, <text:span text:style-name="Source_20_Text">Supplier</text:span>, <text:span text:style-name="Source_20_Text">Predicate</text:span> 등이 대표적인 함수형 인터페이스입니다.</text:p>
      <text:p text:style-name="Text_20_body">람다식은 이러한 함수형 인터페이스의 추상 메서드를 구현하는 방식으로 사용됩니다. 예를 들어, <text:span text:style-name="Source_20_Text">Runnable</text:span> 인터페이스는 함수형 인터페이스로, 람다식을 사용할 수 있습니다.</text:p>
      <text:p text:style-name="Preformatted_20_Text">java</text:p>
      <text:p text:style-name="Preformatted_20_Text">코드 복사</text:p>
      <text:p text:style-name="P9"><text:span text:style-name="Source_20_Text">Runnable runnable = () -&gt; System.out.println("Hello, Lambda!");</text:span></text:p>
      <text:p text:style-name="P11"><text:span text:style-name="Source_20_Text">new Thread(runnable).start();</text:span></text:p>
      <text:p text:style-name="Text_20_body">위 코드는 <text:span text:style-name="Source_20_Text">Runnable</text:span> 인터페이스의 <text:span text:style-name="Source_20_Text">run()</text:span> 메서드를 람다식으로 구현한 예시입니다.</text:p>
      <text:h text:style-name="Heading_20_3" text:outline-level="3">람다식의 사용 예</text:h>
      <text:list xml:id="list6972941523789235084" text:style-name="L2">
        <text:list-item>
          <text:p text:style-name="P2"><text:span text:style-name="Strong_20_Emphasis"><text:span text:style-name="Source_20_Text">Runnable</text:span></text:span><text:span text:style-name="Strong_20_Emphasis"> 인터페이스 사용</text:span>:</text:p>
          <text:p text:style-name="P8">java</text:p>
          <text:p text:style-name="P8">코드 복사</text:p>
          <text:p text:style-name="P10"><text:span text:style-name="Source_20_Text">Runnable task = () -&gt; System.out.println("Task is running");</text:span></text:p>
          <text:p text:style-name="P12"><text:span text:style-name="Source_20_Text">new Thread(task).start();</text:span></text:p>
        </text:list-item>
        <text:list-item>
          <text:p text:style-name="P2"><text:soft-page-break/><text:span text:style-name="Strong_20_Emphasis"><text:span text:style-name="Source_20_Text">Comparator</text:span></text:span><text:span text:style-name="Strong_20_Emphasis"> 인터페이스 사용</text:span>:</text:p>
          <text:list>
            <text:list-item>
              <text:p text:style-name="P2">기존 방식:</text:p>
            </text:list-item>
          </text:list>
          <text:p text:style-name="P8">java</text:p>
          <text:p text:style-name="P8">코드 복사</text:p>
          <text:p text:style-name="P10"><text:span text:style-name="Source_20_Text">Comparator&lt;Integer&gt; comparator = new Comparator&lt;Integer&gt;() {</text:span></text:p>
          <text:p text:style-name="P10"><text:span text:style-name="Source_20_Text"><text:s text:c="4"/>@Override</text:span></text:p>
          <text:p text:style-name="P10"><text:span text:style-name="Source_20_Text"><text:s text:c="4"/>public int compare(Integer o1, Integer o2) {</text:span></text:p>
          <text:p text:style-name="P10"><text:span text:style-name="Source_20_Text"><text:s text:c="8"/>return o1.compareTo(o2);</text:span></text:p>
          <text:p text:style-name="P10"><text:span text:style-name="Source_20_Text"><text:s text:c="4"/>}</text:span></text:p>
          <text:p text:style-name="P12"><text:span text:style-name="Source_20_Text">};</text:span></text:p>
          <text:list text:continue-numbering="true">
            <text:list-item>
              <text:p text:style-name="P2">람다식으로 변환:</text:p>
            </text:list-item>
          </text:list>
          <text:p text:style-name="P8">java</text:p>
          <text:p text:style-name="P8">코드 복사</text:p>
          <text:p text:style-name="P12"><text:span text:style-name="Source_20_Text">Comparator&lt;Integer&gt; comparator = (o1, o2) -&gt; o1.compareTo(o2);</text:span></text:p>
        </text:list-item>
        <text:list-item>
          <text:p text:style-name="P2"><text:span text:style-name="Strong_20_Emphasis"><text:span text:style-name="Source_20_Text">forEach</text:span></text:span><text:span text:style-name="Strong_20_Emphasis"> 메서드와 람다식</text:span>:</text:p>
          <text:p text:style-name="P8">java</text:p>
          <text:p text:style-name="P8">코드 복사</text:p>
          <text:p text:style-name="P10"><text:span text:style-name="Source_20_Text">List&lt;String&gt; names = Arrays.asList("John", "Jane", "Doe");</text:span></text:p>
          <text:p text:style-name="P12"><text:span text:style-name="Source_20_Text">names.forEach(name -&gt; System.out.println(name));</text:span></text:p>
        </text:list-item>
        <text:list-item>
          <text:p text:style-name="P2"><text:span text:style-name="Strong_20_Emphasis"><text:span text:style-name="Source_20_Text">map</text:span></text:span><text:span text:style-name="Strong_20_Emphasis">과 </text:span><text:span text:style-name="Strong_20_Emphasis"><text:span text:style-name="Source_20_Text">filter</text:span></text:span><text:span text:style-name="Strong_20_Emphasis"> 함수형 인터페이스 사용</text:span>:</text:p>
          <text:p text:style-name="P8">java</text:p>
          <text:p text:style-name="P8">코드 복사</text:p>
          <text:p text:style-name="P10"><text:span text:style-name="Source_20_Text">List&lt;Integer&gt; numbers = Arrays.asList(1, 2, 3, 4, 5);</text:span></text:p>
          <text:p text:style-name="P10"><text:span text:style-name="Source_20_Text">List&lt;Integer&gt; squaredNumbers = numbers.stream()</text:span></text:p>
          <text:p text:style-name="P10"><text:span text:style-name="Source_20_Text"><text:s text:c="38"/>.map(x -&gt; x * x)</text:span></text:p>
          <text:p text:style-name="P10"><text:span text:style-name="Source_20_Text"><text:s text:c="38"/>.collect(Collectors.toList());</text:span></text:p>
          <text:p text:style-name="P12"><text:span text:style-name="Source_20_Text">squaredNumbers.forEach(System.out::println); // 결과: 1, 4, 9, 16, 25</text:span></text:p>
        </text:list-item>
      </text:list>
      <text:h text:style-name="Heading_20_3" text:outline-level="3">람다식의 처리 과정</text:h>
      <text:list xml:id="list2535439386458477778" text:style-name="L3">
        <text:list-item>
          <text:p text:style-name="P6"><text:span text:style-name="Strong_20_Emphasis">함수형 인터페이스에 매핑</text:span>: 람다식은 단 하나의 추상 메서드를 가진 함수형 인터페이스에 매핑됩니다.</text:p>
        </text:list-item>
        <text:list-item>
          <text:p text:style-name="P6"><text:span text:style-name="Strong_20_Emphasis">매개변수 전달</text:span>: 람다식은 정의된 매개변수로 값을 전달받고, 이 매개변수를 사용하여 내부의 코드를 실행합니다.</text:p>
        </text:list-item>
        <text:list-item>
          <text:p text:style-name="P6"><text:span text:style-name="Strong_20_Emphasis">코드 실행</text:span>: 람다식 내부의 표현식 또는 블록이 실행됩니다.</text:p>
        </text:list-item>
        <text:list-item>
          <text:p text:style-name="P3"><text:span text:style-name="Strong_20_Emphasis">결과 반환</text:span>: 람다식은 실행 결과를 반환하거나, 반환할 값이 없을 경우 <text:span text:style-name="Source_20_Text">void</text:span>를 반환합니다.</text:p>
        </text:list-item>
      </text:list>
      <text:h text:style-name="Heading_20_3" text:outline-level="3">람다식의 장단점</text:h>
      <text:list xml:id="list7091527787668608368" text:style-name="L4">
        <text:list-item>
          <text:p text:style-name="P4"><text:span text:style-name="Strong_20_Emphasis">장점</text:span>:</text:p>
          <text:list>
            <text:list-item>
              <text:p text:style-name="P7">코드가 간결해져 가독성이 향상됩니다.</text:p>
            </text:list-item>
            <text:list-item>
              <text:p text:style-name="P7">불필요한 익명 클래스 정의를 피할 수 있습니다.</text:p>
            </text:list-item>
            <text:list-item>
              <text:p text:style-name="P7">병렬 처리(stream API)와 같은 함수형 프로그래밍 패러다임을 쉽게 사용할 수 있습니다.</text:p>
            </text:list-item>
          </text:list>
        </text:list-item>
        <text:list-item>
          <text:p text:style-name="P4"><text:soft-page-break/><text:span text:style-name="Strong_20_Emphasis">단점</text:span>:</text:p>
          <text:list>
            <text:list-item>
              <text:p text:style-name="P7">지나치게 간결하면 오히려 가독성이 떨어질 수 있습니다.</text:p>
            </text:list-item>
            <text:list-item>
              <text:p text:style-name="P4">디버깅이 다소 어려울 수 있습니다.</text:p>
            </text:list-item>
          </text:list>
        </text:list-item>
      </text:list>
      <text:p text:style-name="Text_20_body">Java에서의 람다식은 함수형 프로그래밍을 지원하며, 특히 컬렉션 처리, 이벤트 핸들링 등에서 유용하게 사용됩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2T15:12:56.41</meta:creation-date>
    <meta:document-statistic meta:table-count="0" meta:image-count="0" meta:object-count="0" meta:page-count="3" meta:paragraph-count="73" meta:word-count="1038" meta:character-count="2207"/>
    <dc:date>2024-09-02T15:13:26.15</dc:date>
    <meta:editing-duration>PT11S</meta:editing-duration>
    <meta:editing-cycles>1</meta:editing-cycles>
    <meta:generator>OpenOffice/4.1.15$Win32 OpenOffice.org_project/4115m2$Build-9813</meta:generator>
  </office:meta>
</office:document-meta>
</file>